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3f5219" officeooo:paragraph-rsid="00353ae6"/>
    </style:style>
    <style:style style:name="P14" style:family="paragraph" style:parent-style-name="Standard">
      <style:text-properties officeooo:rsid="0018f99f" officeooo:paragraph-rsid="00353ae6"/>
    </style:style>
    <style:style style:name="P15" style:family="paragraph" style:parent-style-name="Standard">
      <style:text-properties officeooo:rsid="0019559b" officeooo:paragraph-rsid="00353ae6"/>
    </style:style>
    <style:style style:name="P16" style:family="paragraph" style:parent-style-name="Standard">
      <style:text-properties officeooo:rsid="0026b131" officeooo:paragraph-rsid="0026b131"/>
    </style:style>
    <style:style style:name="P17" style:family="paragraph" style:parent-style-name="Standard">
      <style:text-properties officeooo:rsid="002ce8f2" officeooo:paragraph-rsid="002aab4c"/>
    </style:style>
    <style:style style:name="P18" style:family="paragraph" style:parent-style-name="Standard">
      <style:text-properties officeooo:rsid="002ce8f2" officeooo:paragraph-rsid="003ae672"/>
    </style:style>
    <style:style style:name="P19" style:family="paragraph" style:parent-style-name="Standard">
      <style:text-properties officeooo:rsid="0041b2ee" officeooo:paragraph-rsid="0037004b"/>
    </style:style>
    <style:style style:name="P20" style:family="paragraph" style:parent-style-name="Standard">
      <style:text-properties officeooo:rsid="004131d2" officeooo:paragraph-rsid="004131d2"/>
    </style:style>
    <style:style style:name="P21" style:family="paragraph" style:parent-style-name="Standard">
      <style:text-properties officeooo:rsid="0044948f" officeooo:paragraph-rsid="0044948f"/>
    </style:style>
    <style:style style:name="P22" style:family="paragraph" style:parent-style-name="Standard">
      <style:text-properties officeooo:rsid="0045ac1e" officeooo:paragraph-rsid="0045ac1e"/>
    </style:style>
    <style:style style:name="P23" style:family="paragraph" style:parent-style-name="Standard">
      <style:text-properties officeooo:rsid="00471253" officeooo:paragraph-rsid="00471253"/>
    </style:style>
    <style:style style:name="P24" style:family="paragraph" style:parent-style-name="Standard">
      <style:text-properties officeooo:rsid="004889c2" officeooo:paragraph-rsid="004889c2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8b5f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6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6"/>
      <text:p text:style-name="P18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3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3"/>
      <text:p text:style-name="P24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1de2</text:span></text:p>
      <text:p text:style-name="P17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4"><text:a xlink:type="simple" xlink:href="https://coderprog.com/complete-react-fullstack-course/" text:style-name="Internet_20_link" text:visited-style-name="Visited_20_Internet_20_Link">https://coderprog.com/complete-react-fullstack-course/</text:a></text:p>
      <text:p text:style-name="P14"/>
      <text:p text:style-name="P15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5"/>
      <text:p text:style-name="P15"><text:a xlink:type="simple" xlink:href="https://coderprog.com/angular-fundamentals-video/" text:style-name="Internet_20_link" text:visited-style-name="Visited_20_Internet_20_Link">https://coderprog.com/angular-fundamentals-video/</text:a></text:p>
      <text:p text:style-name="P15"/>
      <text:p text:style-name="P13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11"/>
      <text:p text:style-name="P19"><text:a xlink:type="simple" xlink:href="https://coderprog.com/chatbots-messenger-apiai-nodejs/" text:style-name="Internet_20_link" text:visited-style-name="Visited_20_Internet_20_Link">https://coderprog.com/chatbots-messenger-apiai-nodejs/</text:a></text:p>
      <text:p text:style-name="P19"/>
      <text:p text:style-name="P20"><text:a xlink:type="simple" xlink:href="https://coderprog.com/todomvc-application-vue-react-angular/" text:style-name="Internet_20_link" text:visited-style-name="Visited_20_Internet_20_Link">https://coderprog.com/todomvc-application-vue-react-angular/</text:a></text:p>
      <text:p text:style-name="P20"/>
      <text:p text:style-name="P21"><text:a xlink:type="simple" xlink:href="https://coderprog.com/javascript-choice-angular-react-vue/" text:style-name="Internet_20_link" text:visited-style-name="Visited_20_Internet_20_Link">https://coderprog.com/javascript-choice-angular-react-vue/</text:a></text:p>
      <text:p text:style-name="P21"/>
      <text:p text:style-name="P22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3T19:30:55.573590048</dc:date>
    <meta:editing-duration>PT1H50M39S</meta:editing-duration>
    <meta:editing-cycles>65</meta:editing-cycles>
    <meta:document-statistic meta:table-count="0" meta:image-count="0" meta:object-count="0" meta:page-count="1" meta:paragraph-count="21" meta:word-count="25" meta:character-count="1179" meta:non-whitespace-character-count="1175"/>
  </office:meta>
</office:document-meta>
</file>